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rouzky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ilku</text:p>
          </table:table-cell>
          <table:table-cell office:value-type="string" calcext:value-type="string">
            <text:p>dilek na OSC</text:p>
          </table:table-cell>
          <table:table-cell office:value-type="string" calcext:value-type="string">
            <text:p>skutecne napeti*1000</text:p>
          </table:table-cell>
          <table:table-cell/>
          <table:table-cell office:value-type="string" calcext:value-type="string">
            <text:p>chby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alibra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V</text:p>
          </table:table-cell>
          <table:table-cell office:value-type="float" office:value="6.98" calcext:value-type="float">
            <text:p>6.98</text:p>
          </table:table-cell>
          <table:table-cell office:value-type="string" calcext:value-type="string">
            <text:p>V</text:p>
          </table:table-cell>
          <table:table-cell table:formula="of:=0.01*[.I4]+3*0.01" office:value-type="float" office:value="0.0998" calcext:value-type="float">
            <text:p>0.09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float" office:value="25.5" calcext:value-type="float">
            <text:p>25.5</text:p>
          </table:table-cell>
          <table:table-cell office:value-type="string" calcext:value-type="string">
            <text:p>2V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V</text:p>
          </table:table-cell>
          <table:table-cell table:formula="of:=0.01*[.I5]+3*0.01" office:value-type="float" office:value="0.087" calcext:value-type="float">
            <text:p>0.0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ampermetr</text:p>
          </table:table-cell>
          <table:table-cell office:value-type="string" calcext:value-type="string">
            <text:p>METEX</text:p>
          </table:table-cell>
          <table:table-cell office:value-type="string" calcext:value-type="string">
            <text:p>M-3270 D</text:p>
          </table:table-cell>
          <table:table-cell office:value-type="string" calcext:value-type="string">
            <text:p>rozsah</text:p>
          </table:table-cell>
          <table:table-cell office:value-type="string" calcext:value-type="string">
            <text:p>400mA</text:p>
          </table:table-cell>
          <table:table-cell office:value-type="string" calcext:value-type="string">
            <text:p>potom </text:p>
          </table:table-cell>
          <table:table-cell office:value-type="string" calcext:value-type="string">
            <text:p>20A</text:p>
          </table:table-cell>
        </table:table-row>
        <table:table-row table:style-name="ro1">
          <table:table-cell/>
          <table:table-cell office:value-type="string" calcext:value-type="string">
            <text:p>n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float" office:value="30.65" calcext:value-type="float">
            <text:p>30.65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Bm*1000</text:p>
          </table:table-cell>
          <table:table-cell table:formula="of:=[.H18]*SQRT(2)/[.H19]/[.H20]/[.H21]" office:value-type="float" office:value="281.701985241913" calcext:value-type="float">
            <text:p>281.7019852419</text:p>
          </table:table-cell>
          <table:table-cell table:formula="of:=[.I18]/[.H18]*[.H17]" office:value-type="float" office:value="4.02777337065085" calcext:value-type="float">
            <text:p>4.02777337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ef</text:p>
          </table:table-cell>
          <table:table-cell office:value-type="float" office:value="6.98" calcext:value-type="float">
            <text:p>6.98</text:p>
          </table:table-cell>
          <table:table-cell office:value-type="float" office:value="0.0998" calcext:value-type="float">
            <text:p>0.09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omega</text:p>
          </table:table-cell>
          <table:table-cell table:formula="of:=2*PI()*50" office:value-type="float" office:value="314.159265358979" calcext:value-type="float">
            <text:p>314.1592653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formula="of:=([.C5]-[.C6])/2*[.C7]/1000/1000" office:value-type="float" office:value="0.00001859" calcext:value-type="float">
            <text:p>0.000018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n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II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Bm*1000</text:p>
          </table:table-cell>
          <table:table-cell table:formula="of:=[.H26]*SQRT(2)/[.H27]/[.H28]/[.H29]" office:value-type="float" office:value="222.170400766089" calcext:value-type="float">
            <text:p>222.1704007661</text:p>
          </table:table-cell>
          <table:table-cell table:formula="of:=[.I26]/[.H26]*[.H25]" office:value-type="float" office:value="3.39102190642978" calcext:value-type="float">
            <text:p>3.391021906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Uef</text:p>
          </table:table-cell>
          <table:table-cell office:value-type="float" office:value="5.7" calcext:value-type="float">
            <text:p>5.7</text:p>
          </table:table-cell>
          <table:table-cell office:value-type="float" office:value="0.087" calcext:value-type="float">
            <text:p>0.0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omega</text:p>
          </table:table-cell>
          <table:table-cell table:formula="of:=2*PI()*50" office:value-type="float" office:value="314.159265358979" calcext:value-type="float">
            <text:p>314.15926535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</text:p>
          </table:table-cell>
          <table:table-cell table:formula="of:=([.C12]-[.C13])/2*[.C14]/1000/1000" office:value-type="float" office:value="0.00001924875" calcext:value-type="float">
            <text:p>1.924875E-00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n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III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Bm*1000</text:p>
          </table:table-cell>
          <table:table-cell table:formula="of:=[.H34]*SQRT(2)/[.H35]/[.H36]/[.H37]" office:value-type="float" office:value="274.323724758888" calcext:value-type="float">
            <text:p>274.3237247589</text:p>
          </table:table-cell>
          <table:table-cell table:formula="of:=[.I34]/[.H34]*[.H33]" office:value-type="float" office:value="3.92227904454685" calcext:value-type="float">
            <text:p>3.922279044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Uef</text:p>
          </table:table-cell>
          <table:table-cell office:value-type="float" office:value="6.98" calcext:value-type="float">
            <text:p>6.98</text:p>
          </table:table-cell>
          <table:table-cell office:value-type="float" office:value="0.0998" calcext:value-type="float">
            <text:p>0.099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omega</text:p>
          </table:table-cell>
          <table:table-cell table:formula="of:=2*PI()*50" office:value-type="float" office:value="314.159265358979" calcext:value-type="float">
            <text:p>314.15926535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</text:p>
          </table:table-cell>
          <table:table-cell table:formula="of:=([.C19]-[.C20])/2*[.C21]/1000/1000" office:value-type="float" office:value="0.00001909" calcext:value-type="float">
            <text:p>0.0000190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n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mereni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krouzek I</text:p>
          </table:table-cell>
          <table:table-cell office:value-type="string" calcext:value-type="string">
            <text:p>I(mA</text:p>
          </table:table-cell>
          <table:table-cell office:value-type="string" calcext:value-type="string">
            <text:p>Ichyb</text:p>
          </table:table-cell>
          <table:table-cell office:value-type="string" calcext:value-type="string">
            <text:p>Hm=k*I <text:s/>uz v pohode jednotky</text:p>
          </table:table-cell>
          <table:table-cell office:value-type="string" calcext:value-type="string">
            <text:p>Hmchyba</text:p>
          </table:table-cell>
          <table:table-cell/>
          <table:table-cell office:value-type="string" calcext:value-type="string">
            <text:p>HC vypocet</text:p>
          </table:table-cell>
          <table:table-cell office:value-type="string" calcext:value-type="string">
            <text:p>Hcchyba</text:p>
          </table:table-cell>
          <table:table-cell/>
          <table:table-cell office:value-type="string" calcext:value-type="string">
            <text:p>Bm vypocet</text:p>
          </table:table-cell>
          <table:table-cell office:value-type="string" calcext:value-type="string">
            <text:p>Bm chyba</text:p>
          </table:table-cell>
          <table:table-cell table:number-columns-repeated="2"/>
          <table:table-cell office:value-type="string" calcext:value-type="string">
            <text:p>Hc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Uy dilky/2V</text:p>
          </table:table-cell>
        </table:table-row>
        <table:table-row table:style-name="ro1">
          <table:table-cell/>
          <table:table-cell office:value-type="float" office:value="8.04" calcext:value-type="float">
            <text:p>8.04</text:p>
          </table:table-cell>
          <table:table-cell table:formula="of:=0.015*[.B3]+5*0.02" office:value-type="float" office:value="0.2206" calcext:value-type="float">
            <text:p>0.2206</text:p>
          </table:table-cell>
          <table:table-cell table:formula="of:=[.$C$13]*[.B3]" office:value-type="float" office:value="7.24578897087401" calcext:value-type="float">
            <text:p>7.2457889709</text:p>
          </table:table-cell>
          <table:table-cell table:formula="of:=[.$C$13]*[.C3]" office:value-type="float" office:value="0.19880858793219" calcext:value-type="float">
            <text:p>0.1988085879</text:p>
          </table:table-cell>
          <table:table-cell/>
          <table:table-cell table:formula="of:=[.N3]/[.O3]*[.D3]" office:value-type="float" office:value="0" calcext:value-type="float">
            <text:p>0</text:p>
          </table:table-cell>
          <table:table-cell table:formula="of:=SQRT(   ([.D3]/[.O3]*1)^2  +  ([.N3]/[.O3]*[.E3])^2  +  ([.D3]*[.N3]/[.O3]/[.O3]*1)^2  )" office:value-type="float" office:value="0.724578897087401" calcext:value-type="float">
            <text:p>0.7245788971</text:p>
          </table:table-cell>
          <table:table-cell/>
          <table:table-cell table:formula="of:=[.$J$11]/[.$P$11]*[.P3]" office:value-type="float" office:value="0.0272614824427658" calcext:value-type="float">
            <text:p>0.0272614824</text:p>
          </table:table-cell>
          <table:table-cell table:formula="of:=SQRT( ([.$K$11]/[.$P$11]*[.P3])^2   +  (0.5/[.$P$11]*[.$J$11])^2 )" office:value-type="float" office:value="0.0046442872354432" calcext:value-type="float">
            <text:p>0.00464428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table:formula="of:=0.015*[.B4]+5*0.02" office:value-type="float" office:value="0.337" calcext:value-type="float">
            <text:p>0.337</text:p>
          </table:table-cell>
          <table:table-cell table:formula="of:=[.$C$13]*[.B4]" office:value-type="float" office:value="14.2392370323146" calcext:value-type="float">
            <text:p>14.2392370323</text:p>
          </table:table-cell>
          <table:table-cell table:formula="of:=[.$C$13]*[.C4]" office:value-type="float" office:value="0.303710308853798" calcext:value-type="float">
            <text:p>0.3037103089</text:p>
          </table:table-cell>
          <table:table-cell/>
          <table:table-cell table:formula="of:=[.N4]/[.O4]*[.D4]" office:value-type="float" office:value="2.54272089862761" calcext:value-type="float">
            <text:p>2.5427208986</text:p>
          </table:table-cell>
          <table:table-cell table:formula="of:=SQRT(   ([.D4]/[.O4]*1)^2  +  ([.N4]/[.O4]*[.E4])^2  +  ([.D4]*[.N4]/[.O4]/[.O4]*1)^2  )" office:value-type="float" office:value="0.519427790083883" calcext:value-type="float">
            <text:p>0.5194277901</text:p>
          </table:table-cell>
          <table:table-cell/>
          <table:table-cell table:formula="of:=[.$J$11]/[.$P$11]*[.P4]" office:value-type="float" office:value="0.0636101256997869" calcext:value-type="float">
            <text:p>0.0636101257</text:p>
          </table:table-cell>
          <table:table-cell table:formula="of:=SQRT( ([.$K$11]/[.$P$11]*[.P4])^2   +  (0.5/[.$P$11]*[.$J$11])^2 )" office:value-type="float" office:value="0.00506771782624933" calcext:value-type="float">
            <text:p>0.005067717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6.48" calcext:value-type="float">
            <text:p>36.48</text:p>
          </table:table-cell>
          <table:table-cell table:formula="of:=0.015*[.B5]+5*0.02" office:value-type="float" office:value="0.6472" calcext:value-type="float">
            <text:p>0.6472</text:p>
          </table:table-cell>
          <table:table-cell table:formula="of:=[.$C$13]*[.B5]" office:value-type="float" office:value="32.8764156290403" calcext:value-type="float">
            <text:p>32.876415629</text:p>
          </table:table-cell>
          <table:table-cell table:formula="of:=[.$C$13]*[.C5]" office:value-type="float" office:value="0.583267987804684" calcext:value-type="float">
            <text:p>0.5832679878</text:p>
          </table:table-cell>
          <table:table-cell/>
          <table:table-cell table:formula="of:=[.N5]/[.O5]*[.D5]" office:value-type="float" office:value="9.20539637613128" calcext:value-type="float">
            <text:p>9.2053963761</text:p>
          </table:table-cell>
          <table:table-cell table:formula="of:=SQRT(   ([.D5]/[.O5]*0.5)^2  +  ([.N5]/[.O5]*[.E5])^2  +  ([.D5]*[.N5]/[.O5]/[.O5]*1)^2  )" office:value-type="float" office:value="0.771101938090502" calcext:value-type="float">
            <text:p>0.7711019381</text:p>
          </table:table-cell>
          <table:table-cell/>
          <table:table-cell table:formula="of:=[.$J$11]/[.$P$11]*[.P5]" office:value-type="float" office:value="0.15448173384234" calcext:value-type="float">
            <text:p>0.1544817338</text:p>
          </table:table-cell>
          <table:table-cell table:formula="of:=SQRT( ([.$K$11]/[.$P$11]*[.P5])^2   +  (0.5/[.$P$11]*[.$J$11])^2 )" office:value-type="float" office:value="0.00709619082420935" calcext:value-type="float">
            <text:p>0.007096190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0.6" calcext:value-type="float">
            <text:p>50.6</text:p>
          </table:table-cell>
          <table:table-cell table:formula="of:=0.015*[.B6]+5*0.2" office:value-type="float" office:value="1.759" calcext:value-type="float">
            <text:p>1.759</text:p>
          </table:table-cell>
          <table:table-cell table:formula="of:=[.$C$13]*[.B6]" office:value-type="float" office:value="45.6016072047543" calcext:value-type="float">
            <text:p>45.6016072048</text:p>
          </table:table-cell>
          <table:table-cell table:formula="of:=[.$C$13]*[.C6]" office:value-type="float" office:value="1.58524164176211" calcext:value-type="float">
            <text:p>1.5852416418</text:p>
          </table:table-cell>
          <table:table-cell/>
          <table:table-cell table:formula="of:=[.N6]/[.O6]*[.D6]" office:value-type="float" office:value="12.1604285879345" calcext:value-type="float">
            <text:p>12.1604285879</text:p>
          </table:table-cell>
          <table:table-cell table:formula="of:=SQRT(   ([.D6]/[.O6]*0.5)^2  +  ([.N6]/[.O6]*[.E6])^2  +  ([.D6]*[.N6]/[.O6]/[.O6]*1)^2  )" office:value-type="float" office:value="0.959504557556274" calcext:value-type="float">
            <text:p>0.9595045576</text:p>
          </table:table-cell>
          <table:table-cell/>
          <table:table-cell table:formula="of:=[.$J$11]/[.$P$11]*[.P6]" office:value-type="float" office:value="0.199917537913616" calcext:value-type="float">
            <text:p>0.1999175379</text:p>
          </table:table-cell>
          <table:table-cell table:formula="of:=SQRT( ([.$K$11]/[.$P$11]*[.P6])^2   +  (0.5/[.$P$11]*[.$J$11])^2 )" office:value-type="float" office:value="0.00839069004399328" calcext:value-type="float">
            <text:p>0.008390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3.4" calcext:value-type="float">
            <text:p>63.4</text:p>
          </table:table-cell>
          <table:table-cell table:formula="of:=0.015*[.B7]+5*0.2" office:value-type="float" office:value="1.951" calcext:value-type="float">
            <text:p>1.951</text:p>
          </table:table-cell>
          <table:table-cell table:formula="of:=[.$C$13]*[.B7]" office:value-type="float" office:value="57.1371916359965" calcext:value-type="float">
            <text:p>57.137191636</text:p>
          </table:table-cell>
          <table:table-cell table:formula="of:=[.$C$13]*[.C7]" office:value-type="float" office:value="1.75827540823074" calcext:value-type="float">
            <text:p>1.7582754082</text:p>
          </table:table-cell>
          <table:table-cell/>
          <table:table-cell table:formula="of:=[.N7]/[.O7]*[.D7]" office:value-type="float" office:value="12.8558681180992" calcext:value-type="float">
            <text:p>12.8558681181</text:p>
          </table:table-cell>
          <table:table-cell table:formula="of:=SQRT(   ([.D7]/[.O7]*0.5)^2  +  ([.N7]/[.O7]*[.E7])^2  +  ([.D7]*[.N7]/[.O7]/[.O7]*1)^2  )" office:value-type="float" office:value="0.877443779320225" calcext:value-type="float">
            <text:p>0.8774437793</text:p>
          </table:table-cell>
          <table:table-cell/>
          <table:table-cell table:formula="of:=[.$J$11]/[.$P$11]*[.P7]" office:value-type="float" office:value="0.218091859542126" calcext:value-type="float">
            <text:p>0.2180918595</text:p>
          </table:table-cell>
          <table:table-cell table:formula="of:=SQRT( ([.$K$11]/[.$P$11]*[.P7])^2   +  (0.5/[.$P$11]*[.$J$11])^2 )" office:value-type="float" office:value="0.00893656016088364" calcext:value-type="float">
            <text:p>0.008936560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table:formula="of:=0.015*[.B8]+5*0.2" office:value-type="float" office:value="2.224" calcext:value-type="float">
            <text:p>2.224</text:p>
          </table:table-cell>
          <table:table-cell table:formula="of:=[.$C$13]*[.B8]" office:value-type="float" office:value="73.539350749169" calcext:value-type="float">
            <text:p>73.5393507492</text:p>
          </table:table-cell>
          <table:table-cell table:formula="of:=[.$C$13]*[.C8]" office:value-type="float" office:value="2.00430779492833" calcext:value-type="float">
            <text:p>2.0043077949</text:p>
          </table:table-cell>
          <table:table-cell/>
          <table:table-cell table:formula="of:=[.N8]/[.O8]*[.D8]" office:value-type="float" office:value="13.9724766423421" calcext:value-type="float">
            <text:p>13.9724766423</text:p>
          </table:table-cell>
          <table:table-cell table:formula="of:=SQRT(   ([.D8]/[.O8]*0.5)^2  +  ([.N8]/[.O8]*[.E8])^2  +  ([.D8]*[.N8]/[.O8]/[.O8]*1)^2  )" office:value-type="float" office:value="0.874024237517534" calcext:value-type="float">
            <text:p>0.8740242375</text:p>
          </table:table-cell>
          <table:table-cell/>
          <table:table-cell table:formula="of:=[.$J$11]/[.$P$11]*[.P8]" office:value-type="float" office:value="0.240809761577765" calcext:value-type="float">
            <text:p>0.2408097616</text:p>
          </table:table-cell>
          <table:table-cell table:formula="of:=SQRT( ([.$K$11]/[.$P$11]*[.P8])^2   +  (0.5/[.$P$11]*[.$J$11])^2 )" office:value-type="float" office:value="0.00963544207024678" calcext:value-type="float">
            <text:p>0.009635442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50" calcext:value-type="float">
            <text:p>50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float" office:value="104.2" calcext:value-type="float">
            <text:p>104.2</text:p>
          </table:table-cell>
          <table:table-cell table:formula="of:=0.015*[.B9]+5*0.2" office:value-type="float" office:value="2.563" calcext:value-type="float">
            <text:p>2.563</text:p>
          </table:table-cell>
          <table:table-cell table:formula="of:=[.$C$13]*[.B9]" office:value-type="float" office:value="93.906867010581" calcext:value-type="float">
            <text:p>93.9068670106</text:p>
          </table:table-cell>
          <table:table-cell table:formula="of:=[.$C$13]*[.C9]" office:value-type="float" office:value="2.30982053884951" calcext:value-type="float">
            <text:p>2.3098205388</text:p>
          </table:table-cell>
          <table:table-cell/>
          <table:table-cell table:formula="of:=[.N9]/[.O9]*[.D9]" office:value-type="float" office:value="15.025098721693" calcext:value-type="float">
            <text:p>15.0250987217</text:p>
          </table:table-cell>
          <table:table-cell table:formula="of:=SQRT(   ([.D9]/[.O9]*0.5)^2  +  ([.N9]/[.O9]*[.E9])^2  +  ([.D9]*[.N9]/[.O9]/[.O9]*1)^2  )" office:value-type="float" office:value="1.0529645480301" calcext:value-type="float">
            <text:p>1.052964548</text:p>
          </table:table-cell>
          <table:table-cell/>
          <table:table-cell table:formula="of:=[.$J$11]/[.$P$11]*[.P9]" office:value-type="float" office:value="0.258984083206275" calcext:value-type="float">
            <text:p>0.2589840832</text:p>
          </table:table-cell>
          <table:table-cell table:formula="of:=SQRT( ([.$K$11]/[.$P$11]*[.P9])^2   +  (0.5/[.$P$11]*[.$J$11])^2 )" office:value-type="float" office:value="0.0102054266937909" calcext:value-type="float">
            <text:p>0.01020542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/>
          <table:table-cell office:value-type="float" office:value="125.6" calcext:value-type="float">
            <text:p>125.6</text:p>
          </table:table-cell>
          <table:table-cell table:formula="of:=0.015*[.B10]+5*0.2" office:value-type="float" office:value="2.884" calcext:value-type="float">
            <text:p>2.884</text:p>
          </table:table-cell>
          <table:table-cell table:formula="of:=[.$C$13]*[.B10]" office:value-type="float" office:value="113.192922231564" calcext:value-type="float">
            <text:p>113.1929222316</text:p>
          </table:table-cell>
          <table:table-cell table:formula="of:=[.$C$13]*[.C10]" office:value-type="float" office:value="2.59911136716426" calcext:value-type="float">
            <text:p>2.5991113672</text:p>
          </table:table-cell>
          <table:table-cell/>
          <table:table-cell table:formula="of:=[.N10]/[.O10]*[.D10]" office:value-type="float" office:value="15.847009112419" calcext:value-type="float">
            <text:p>15.8470091124</text:p>
          </table:table-cell>
          <table:table-cell table:formula="of:=SQRT(   ([.D10]/[.O10]*0.5)^2  +  ([.N10]/[.O10]*[.E10])^2  +  ([.D10]*[.N10]/[.O10]/[.O10]*1)^2  )" office:value-type="float" office:value="1.23049595264455" calcext:value-type="float">
            <text:p>1.2304959526</text:p>
          </table:table-cell>
          <table:table-cell/>
          <table:table-cell table:formula="of:=[.$J$11]/[.$P$11]*[.P10]" office:value-type="float" office:value="0.26807124402053" calcext:value-type="float">
            <text:p>0.268071244</text:p>
          </table:table-cell>
          <table:table-cell table:formula="of:=SQRT( ([.$K$11]/[.$P$11]*[.P10])^2   +  (0.5/[.$P$11]*[.$J$11])^2 )" office:value-type="float" office:value="0.0104935054229774" calcext:value-type="float">
            <text:p>0.010493505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150.6" calcext:value-type="float">
            <text:p>150.6</text:p>
          </table:table-cell>
          <table:table-cell table:formula="of:=0.015*[.B11]+5*0.2" office:value-type="float" office:value="3.259" calcext:value-type="float">
            <text:p>3.259</text:p>
          </table:table-cell>
          <table:table-cell table:formula="of:=[.$C$13]*[.B11]" office:value-type="float" office:value="135.723360573834" calcext:value-type="float">
            <text:p>135.7233605738</text:p>
          </table:table-cell>
          <table:table-cell table:formula="of:=[.$C$13]*[.C11]" office:value-type="float" office:value="2.93706794229831" calcext:value-type="float">
            <text:p>2.9370679423</text:p>
          </table:table-cell>
          <table:table-cell/>
          <table:table-cell table:formula="of:=[.N11]/[.O11]*[.D11]" office:value-type="float" office:value="16.2868032688601" calcext:value-type="float">
            <text:p>16.2868032689</text:p>
          </table:table-cell>
          <table:table-cell table:formula="of:=SQRT(   ([.D11]/[.O11]*0.5)^2  +  ([.N11]/[.O11]*[.E11])^2  +  ([.D11]*[.N11]/[.O11]/[.O11]*1)^2  )" office:value-type="float" office:value="1.43958561587682" calcext:value-type="float">
            <text:p>1.4395856159</text:p>
          </table:table-cell>
          <table:table-cell/>
          <table:table-cell table:formula="of:=[krouzky.H17]/1000" office:value-type="float" office:value="0.281701985241913" calcext:value-type="float">
            <text:p>0.2817019852</text:p>
          </table:table-cell>
          <table:table-cell table:formula="of:=SQRT(  ([krouzky.I17]/1000)^2  +  (1/[.P11]*[.J11])^2)" office:value-type="float" office:value="0.00993979124476267" calcext:value-type="float">
            <text:p>0.00993979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formula="of:=2*SQRT(2)*50/PI()/([krouzky.C5]+[krouzky.C6])" office:value-type="float" office:value="0.901217533690797" calcext:value-type="float">
            <text:p>0.9012175337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krouzek II</text:p>
          </table:table-cell>
          <table:table-cell office:value-type="string" calcext:value-type="string">
            <text:p>I(mA</text:p>
          </table:table-cell>
          <table:table-cell office:value-type="string" calcext:value-type="string">
            <text:p>Ichyb</text:p>
          </table:table-cell>
          <table:table-cell office:value-type="string" calcext:value-type="string">
            <text:p>Hm=k*I <text:s/>uz v pohode jednotky</text:p>
          </table:table-cell>
          <table:table-cell office:value-type="string" calcext:value-type="string">
            <text:p>Hmchyba</text:p>
          </table:table-cell>
          <table:table-cell/>
          <table:table-cell office:value-type="string" calcext:value-type="string">
            <text:p>HC vypocet</text:p>
          </table:table-cell>
          <table:table-cell office:value-type="string" calcext:value-type="string">
            <text:p>Hcchyba</text:p>
          </table:table-cell>
          <table:table-cell/>
          <table:table-cell office:value-type="string" calcext:value-type="string">
            <text:p>Bm vypocet</text:p>
          </table:table-cell>
          <table:table-cell office:value-type="string" calcext:value-type="string">
            <text:p>Bm chyba</text:p>
          </table:table-cell>
          <table:table-cell table:number-columns-repeated="2"/>
          <table:table-cell office:value-type="string" calcext:value-type="string">
            <text:p>Hc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Uy dilky/2V</text:p>
          </table:table-cell>
        </table:table-row>
        <table:table-row table:style-name="ro1">
          <table:table-cell/>
          <table:table-cell office:value-type="float" office:value="32.34" calcext:value-type="float">
            <text:p>32.34</text:p>
          </table:table-cell>
          <table:table-cell table:formula="of:=0.015*[.B16]+5*0.02" office:value-type="float" office:value="0.5851" calcext:value-type="float">
            <text:p>0.5851</text:p>
          </table:table-cell>
          <table:table-cell table:formula="of:=[.$C$25]*[.B16]" office:value-type="float" office:value="27.7561769919169" calcext:value-type="float">
            <text:p>27.7561769919</text:p>
          </table:table-cell>
          <table:table-cell table:formula="of:=[.$C$25]*[.C16]" office:value-type="float" office:value="0.502168805132052" calcext:value-type="float">
            <text:p>0.5021688051</text:p>
          </table:table-cell>
          <table:table-cell/>
          <table:table-cell table:formula="of:=[.N16]/[.O16]*[.D16]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J$23]/[.$P$23]*[.P16]" office:value-type="float" office:value="0.0261376942077752" calcext:value-type="float">
            <text:p>0.0261376942</text:p>
          </table:table-cell>
          <table:table-cell table:formula="of:=SQRT( ([.$K$23]/[.$P$23]*[.P16])^2   +  (0.5/[.$P$23]*[.$J$23])^2 )" office:value-type="float" office:value="0.00449299374591992" calcext:value-type="float">
            <text:p>0.00449299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 table:formula="of:=0.015*[.B17]+5*0.2" office:value-type="float" office:value="1.942" calcext:value-type="float">
            <text:p>1.942</text:p>
          </table:table-cell>
          <table:table-cell table:formula="of:=[.$C$25]*[.B17]" office:value-type="float" office:value="53.8988223590718" calcext:value-type="float">
            <text:p>53.8988223591</text:p>
          </table:table-cell>
          <table:table-cell table:formula="of:=[.$C$25]*[.C17]" office:value-type="float" office:value="1.66674383791907" calcext:value-type="float">
            <text:p>1.6667438379</text:p>
          </table:table-cell>
          <table:table-cell/>
          <table:table-cell table:formula="of:=[.N17]/[.O17]*[.D17]" office:value-type="float" office:value="1.34747055897679" calcext:value-type="float">
            <text:p>1.347470559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J$23]/[.$P$23]*[.P17]" office:value-type="float" office:value="0.0522753884155503" calcext:value-type="float">
            <text:p>0.0522753884</text:p>
          </table:table-cell>
          <table:table-cell table:formula="of:=SQRT( ([.$K$23]/[.$P$23]*[.P17])^2   +  (0.5/[.$P$23]*[.$J$23])^2 )" office:value-type="float" office:value="0.00488020317151226" calcext:value-type="float">
            <text:p>0.00488020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2.8" calcext:value-type="float">
            <text:p>92.8</text:p>
          </table:table-cell>
          <table:table-cell table:formula="of:=0.015*[.B18]+5*0.2" office:value-type="float" office:value="2.392" calcext:value-type="float">
            <text:p>2.392</text:p>
          </table:table-cell>
          <table:table-cell table:formula="of:=[.$C$25]*[.B18]" office:value-type="float" office:value="79.6466674350615" calcext:value-type="float">
            <text:p>79.6466674351</text:p>
          </table:table-cell>
          <table:table-cell table:formula="of:=[.$C$25]*[.C18]" office:value-type="float" office:value="2.05296151405891" calcext:value-type="float">
            <text:p>2.0529615141</text:p>
          </table:table-cell>
          <table:table-cell/>
          <table:table-cell table:formula="of:=[.N18]/[.O18]*[.D18]" office:value-type="float" office:value="7.96466674350615" calcext:value-type="float">
            <text:p>7.9646667435</text:p>
          </table:table-cell>
          <table:table-cell table:formula="of:=SQRT(   ([.D18]/[.O18]*0.5)^2  +  ([.N18]/[.O18]*[.E18])^2  +  ([.D18]*[.N18]/[.O18]/[.O18]*1)^2  )" office:value-type="float" office:value="0.837782811752093" calcext:value-type="float">
            <text:p>0.8377828118</text:p>
          </table:table-cell>
          <table:table-cell/>
          <table:table-cell table:formula="of:=[.$J$23]/[.$P$23]*[.P18]" office:value-type="float" office:value="0.0784130826233255" calcext:value-type="float">
            <text:p>0.0784130826</text:p>
          </table:table-cell>
          <table:table-cell table:formula="of:=SQRT( ([.$K$23]/[.$P$23]*[.P18])^2   +  (0.5/[.$P$23]*[.$J$23])^2 )" office:value-type="float" office:value="0.00546492146810086" calcext:value-type="float">
            <text:p>0.00546492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0.015*[.B19]+5*0.2" office:value-type="float" office:value="2.83" calcext:value-type="float">
            <text:p>2.83</text:p>
          </table:table-cell>
          <table:table-cell table:formula="of:=[.$C$25]*[.B19]" office:value-type="float" office:value="104.707903309025" calcext:value-type="float">
            <text:p>104.707903309</text:p>
          </table:table-cell>
          <table:table-cell table:formula="of:=[.$C$25]*[.C19]" office:value-type="float" office:value="2.42888005216836" calcext:value-type="float">
            <text:p>2.4288800522</text:p>
          </table:table-cell>
          <table:table-cell/>
          <table:table-cell table:formula="of:=[.N19]/[.O19]*[.D19]" office:value-type="float" office:value="14.6591064632635" calcext:value-type="float">
            <text:p>14.6591064633</text:p>
          </table:table-cell>
          <table:table-cell table:formula="of:=SQRT(   ([.D19]/[.O19]*0.5)^2  +  ([.N19]/[.O19]*[.E19])^2  +  ([.D19]*[.N19]/[.O19]/[.O19]*1)^2  )" office:value-type="float" office:value="1.13928031901329" calcext:value-type="float">
            <text:p>1.139280319</text:p>
          </table:table-cell>
          <table:table-cell/>
          <table:table-cell table:formula="of:=[.$J$23]/[.$P$23]*[.P19]" office:value-type="float" office:value="0.108907059199063" calcext:value-type="float">
            <text:p>0.1089070592</text:p>
          </table:table-cell>
          <table:table-cell table:formula="of:=SQRT( ([.$K$23]/[.$P$23]*[.P19])^2   +  (0.5/[.$P$23]*[.$J$23])^2 )" office:value-type="float" office:value="0.00632302234268218" calcext:value-type="float">
            <text:p>0.00632302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/>
          <table:table-cell office:value-type="float" office:value="151.6" calcext:value-type="float">
            <text:p>151.6</text:p>
          </table:table-cell>
          <table:table-cell table:formula="of:=0.015*[.B20]+5*0.2" office:value-type="float" office:value="3.274" calcext:value-type="float">
            <text:p>3.274</text:p>
          </table:table-cell>
          <table:table-cell table:formula="of:=[.$C$25]*[.B20]" office:value-type="float" office:value="130.112443784001" calcext:value-type="float">
            <text:p>130.112443784</text:p>
          </table:table-cell>
          <table:table-cell table:formula="of:=[.$C$25]*[.C20]" office:value-type="float" office:value="2.80994815929301" calcext:value-type="float">
            <text:p>2.8099481593</text:p>
          </table:table-cell>
          <table:table-cell/>
          <table:table-cell table:formula="of:=[.N20]/[.O20]*[.D20]" office:value-type="float" office:value="23.4202398811202" calcext:value-type="float">
            <text:p>23.4202398811</text:p>
          </table:table-cell>
          <table:table-cell table:formula="of:=SQRT(   ([.D20]/[.O20]*0.5)^2  +  ([.N20]/[.O20]*[.E20])^2  +  ([.D20]*[.N20]/[.O20]/[.O20]*1)^2  )" office:value-type="float" office:value="1.47246462018501" calcext:value-type="float">
            <text:p>1.4724646202</text:p>
          </table:table-cell>
          <table:table-cell/>
          <table:table-cell table:formula="of:=[.$J$23]/[.$P$23]*[.P20]" office:value-type="float" office:value="0.139401035774801" calcext:value-type="float">
            <text:p>0.1394010358</text:p>
          </table:table-cell>
          <table:table-cell table:formula="of:=SQRT( ([.$K$23]/[.$P$23]*[.P20])^2   +  (0.5/[.$P$23]*[.$J$23])^2 )" office:value-type="float" office:value="0.00730679081309592" calcext:value-type="float">
            <text:p>0.00730679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0.6" calcext:value-type="float">
            <text:p>180.6</text:p>
          </table:table-cell>
          <table:table-cell table:formula="of:=0.015*[.B21]+5*0.2" office:value-type="float" office:value="3.709" calcext:value-type="float">
            <text:p>3.709</text:p>
          </table:table-cell>
          <table:table-cell table:formula="of:=[.$C$25]*[.B21]" office:value-type="float" office:value="155.002027357458" calcext:value-type="float">
            <text:p>155.0020273575</text:p>
          </table:table-cell>
          <table:table-cell table:formula="of:=[.$C$25]*[.C21]" office:value-type="float" office:value="3.18329191289486" calcext:value-type="float">
            <text:p>3.1832919129</text:p>
          </table:table-cell>
          <table:table-cell/>
          <table:table-cell table:formula="of:=[.N21]/[.O21]*[.D21]" office:value-type="float" office:value="32.5504257450662" calcext:value-type="float">
            <text:p>32.5504257451</text:p>
          </table:table-cell>
          <table:table-cell table:formula="of:=SQRT(   ([.D21]/[.O21]*0.5)^2  +  ([.N21]/[.O21]*[.E21])^2  +  ([.D21]*[.N21]/[.O21]/[.O21]*1)^2  )" office:value-type="float" office:value="1.80921407119926" calcext:value-type="float">
            <text:p>1.8092140712</text:p>
          </table:table-cell>
          <table:table-cell/>
          <table:table-cell table:formula="of:=[.$J$23]/[.$P$23]*[.P21]" office:value-type="float" office:value="0.165538729982576" calcext:value-type="float">
            <text:p>0.16553873</text:p>
          </table:table-cell>
          <table:table-cell table:formula="of:=SQRT( ([.$K$23]/[.$P$23]*[.P21])^2   +  (0.5/[.$P$23]*[.$J$23])^2 )" office:value-type="float" office:value="0.00821605058325731" calcext:value-type="float">
            <text:p>0.0082160506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2.2" calcext:value-type="float">
            <text:p>212.2</text:p>
          </table:table-cell>
          <table:table-cell table:formula="of:=0.015*[.B22]+5*0.2" office:value-type="float" office:value="4.183" calcext:value-type="float">
            <text:p>4.183</text:p>
          </table:table-cell>
          <table:table-cell table:formula="of:=[.$C$25]*[.B22]" office:value-type="float" office:value="182.1230908375" calcext:value-type="float">
            <text:p>182.1230908375</text:p>
          </table:table-cell>
          <table:table-cell table:formula="of:=[.$C$25]*[.C22]" office:value-type="float" office:value="3.5901078650955" calcext:value-type="float">
            <text:p>3.5901078651</text:p>
          </table:table-cell>
          <table:table-cell/>
          <table:table-cell table:formula="of:=[.N22]/[.O22]*[.D22]" office:value-type="float" office:value="40.0670799842501" calcext:value-type="float">
            <text:p>40.0670799843</text:p>
          </table:table-cell>
          <table:table-cell table:formula="of:=SQRT(   ([.D22]/[.O22]*0.5)^2  +  ([.N22]/[.O22]*[.E22])^2  +  ([.D22]*[.N22]/[.O22]/[.O22]*1)^2  )" office:value-type="float" office:value="2.14075965628661" calcext:value-type="float">
            <text:p>2.1407596563</text:p>
          </table:table-cell>
          <table:table-cell/>
          <table:table-cell table:formula="of:=[.$J$23]/[.$P$23]*[.P22]" office:value-type="float" office:value="0.196032706558314" calcext:value-type="float">
            <text:p>0.1960327066</text:p>
          </table:table-cell>
          <table:table-cell table:formula="of:=SQRT( ([.$K$23]/[.$P$23]*[.P22])^2   +  (0.5/[.$P$23]*[.$J$23])^2 )" office:value-type="float" office:value="0.0093288939437494" calcext:value-type="float">
            <text:p>0.009328893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/>
          <table:table-cell office:value-type="float" office:value="249.6" calcext:value-type="float">
            <text:p>249.6</text:p>
          </table:table-cell>
          <table:table-cell table:formula="of:=0.015*[.B23]+5*0.2" office:value-type="float" office:value="4.744" calcext:value-type="float">
            <text:p>4.744</text:p>
          </table:table-cell>
          <table:table-cell table:formula="of:=[.$C$25]*[.B23]" office:value-type="float" office:value="214.222071032234" calcext:value-type="float">
            <text:p>214.2220710322</text:p>
          </table:table-cell>
          <table:table-cell table:formula="of:=[.$C$25]*[.C23]" office:value-type="float" office:value="4.0715925680165" calcext:value-type="float">
            <text:p>4.071592568</text:p>
          </table:table-cell>
          <table:table-cell/>
          <table:table-cell table:formula="of:=[.N23]/[.O23]*[.D23]" office:value-type="float" office:value="49.2710763374139" calcext:value-type="float">
            <text:p>49.2710763374</text:p>
          </table:table-cell>
          <table:table-cell table:formula="of:=SQRT(   ([.D23]/[.O23]*0.5)^2  +  ([.N23]/[.O23]*[.E23])^2  +  ([.D23]*[.N23]/[.O23]/[.O23]*1)^2  )" office:value-type="float" office:value="2.53715081747716" calcext:value-type="float">
            <text:p>2.5371508175</text:p>
          </table:table-cell>
          <table:table-cell/>
          <table:table-cell table:formula="of:=[krouzky.H25]/1000" office:value-type="float" office:value="0.222170400766089" calcext:value-type="float">
            <text:p>0.2221704008</text:p>
          </table:table-cell>
          <table:table-cell table:formula="of:=SQRT(   ([krouzky.I25]/1000)^2  +  (1/[.P23]*[.J23])^2)" office:value-type="float" office:value="0.00934921461126931" calcext:value-type="float">
            <text:p>0.0093492146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formula="of:=2*SQRT(2)/PI()*[krouzky.C10]/([krouzky.C12]+[krouzky.C13])" office:value-type="float" office:value="0.85826150253299" calcext:value-type="float">
            <text:p>0.8582615025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krouzek III</text:p>
          </table:table-cell>
          <table:table-cell office:value-type="string" calcext:value-type="string">
            <text:p>I(mA</text:p>
          </table:table-cell>
          <table:table-cell office:value-type="string" calcext:value-type="string">
            <text:p>Ichyb</text:p>
          </table:table-cell>
          <table:table-cell office:value-type="string" calcext:value-type="string">
            <text:p>Hm=k*I <text:s/>uz v pohode jednotky</text:p>
          </table:table-cell>
          <table:table-cell office:value-type="string" calcext:value-type="string">
            <text:p>Hmchyba</text:p>
          </table:table-cell>
          <table:table-cell/>
          <table:table-cell office:value-type="string" calcext:value-type="string">
            <text:p>HC vypocet</text:p>
          </table:table-cell>
          <table:table-cell office:value-type="string" calcext:value-type="string">
            <text:p>Hcchyba</text:p>
          </table:table-cell>
          <table:table-cell/>
          <table:table-cell office:value-type="string" calcext:value-type="string">
            <text:p>Bm vypocet</text:p>
          </table:table-cell>
          <table:table-cell office:value-type="string" calcext:value-type="string">
            <text:p>Bm chyba</text:p>
          </table:table-cell>
          <table:table-cell table:number-columns-repeated="2"/>
          <table:table-cell office:value-type="string" calcext:value-type="string">
            <text:p>Hc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Uy dilky/2V</text:p>
          </table:table-cell>
        </table:table-row>
        <table:table-row table:style-name="ro1">
          <table:table-cell/>
          <table:table-cell office:value-type="float" office:value="305.4" calcext:value-type="float">
            <text:p>305.4</text:p>
          </table:table-cell>
          <table:table-cell table:formula="of:=0.015*[.B28]+5*0.2" office:value-type="float" office:value="5.581" calcext:value-type="float">
            <text:p>5.581</text:p>
          </table:table-cell>
          <table:table-cell table:formula="of:=[.$C$39]*[.B28]" office:value-type="float" office:value="1562.25342587716" calcext:value-type="float">
            <text:p>1562.2534258772</text:p>
          </table:table-cell>
          <table:table-cell table:formula="of:=[.$C$39]*[.C28]" office:value-type="float" office:value="28.5492350026864" calcext:value-type="float">
            <text:p>28.5492350027</text:p>
          </table:table-cell>
          <table:table-cell/>
          <table:table-cell table:formula="of:=[.N28]/[.O28]*[.D28]" office:value-type="float" office:value="46.8676027763148" calcext:value-type="float">
            <text:p>46.8676027763</text:p>
          </table:table-cell>
          <table:table-cell table:formula="of:=SQRT(   ([.D28]/[.O28]*1)^2  +  ([.N28]/[.O28]*[.E28])^2  +  ([.D28]*[.N28]/[.O28]/[.O28]*1)^2  )" office:value-type="float" office:value="31.2708568555338" calcext:value-type="float">
            <text:p>31.2708568555</text:p>
          </table:table-cell>
          <table:table-cell/>
          <table:table-cell table:formula="of:=[.$J$37]*[.P28]/[.$P$37]" office:value-type="float" office:value="0.0309720334405196" calcext:value-type="float">
            <text:p>0.0309720334</text:p>
          </table:table-cell>
          <table:table-cell table:formula="of:=SQRT( ([.$K$37]/[.$P$37]*[.P28])^2   +  (0.5/[.$P$37]*[.$J$37])^2 )" office:value-type="float" office:value="0.00455754062805615" calcext:value-type="float">
            <text:p>0.0045575406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0.03*[.B29]+4*10" office:value-type="float" office:value="52" calcext:value-type="float">
            <text:p>52</text:p>
          </table:table-cell>
          <table:table-cell table:formula="of:=[.$C$39]*[.B29]" office:value-type="float" office:value="2046.17344581161" calcext:value-type="float">
            <text:p>2046.1734458116</text:p>
          </table:table-cell>
          <table:table-cell table:formula="of:=[.$C$39]*[.C29]" office:value-type="float" office:value="266.002547955509" calcext:value-type="float">
            <text:p>266.0025479555</text:p>
          </table:table-cell>
          <table:table-cell/>
          <table:table-cell table:formula="of:=[.N29]/[.O29]*[.D29]" office:value-type="float" office:value="163.693875664928" calcext:value-type="float">
            <text:p>163.6938756649</text:p>
          </table:table-cell>
          <table:table-cell table:formula="of:=SQRT(   ([.D29]/[.O29]*0.5)^2  +  ([.N29]/[.O29]*[.E29])^2  +  ([.D29]*[.N29]/[.O29]/[.O29]*1)^2  )" office:value-type="float" office:value="29.7026585733836" calcext:value-type="float">
            <text:p>29.7026585734</text:p>
          </table:table-cell>
          <table:table-cell/>
          <table:table-cell table:formula="of:=[.$J$37]*[.P29]/[.$P$37]" office:value-type="float" office:value="0.0442457620578851" calcext:value-type="float">
            <text:p>0.0442457621</text:p>
          </table:table-cell>
          <table:table-cell table:formula="of:=SQRT( ([.$K$37]/[.$P$37]*[.P29])^2   +  (0.5/[.$P$37]*[.$J$37])^2 )" office:value-type="float" office:value="0.00469193196576264" calcext:value-type="float">
            <text:p>0.0046919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0.03*[.B30]+4*10" office:value-type="float" office:value="53.5" calcext:value-type="float">
            <text:p>53.5</text:p>
          </table:table-cell>
          <table:table-cell table:formula="of:=[.$C$39]*[.B30]" office:value-type="float" office:value="2301.94512653806" calcext:value-type="float">
            <text:p>2301.9451265381</text:p>
          </table:table-cell>
          <table:table-cell table:formula="of:=[.$C$39]*[.C30]" office:value-type="float" office:value="273.675698377302" calcext:value-type="float">
            <text:p>273.6756983773</text:p>
          </table:table-cell>
          <table:table-cell/>
          <table:table-cell table:formula="of:=[.N30]/[.O30]*[.D30]" office:value-type="float" office:value="322.272317715328" calcext:value-type="float">
            <text:p>322.2723177153</text:p>
          </table:table-cell>
          <table:table-cell table:formula="of:=SQRT(   ([.D30]/[.O30]*0.5)^2  +  ([.N30]/[.O30]*[.E30])^2  +  ([.D30]*[.N30]/[.O30]/[.O30]*1)^2  )" office:value-type="float" office:value="45.1602404528434" calcext:value-type="float">
            <text:p>45.1602404528</text:p>
          </table:table-cell>
          <table:table-cell/>
          <table:table-cell table:formula="of:=[.$J$37]*[.P30]/[.$P$37]" office:value-type="float" office:value="0.0530949144694621" calcext:value-type="float">
            <text:p>0.0530949145</text:p>
          </table:table-cell>
          <table:table-cell table:formula="of:=SQRT( ([.$K$37]/[.$P$37]*[.P30])^2   +  (0.5/[.$P$37]*[.$J$37])^2 )" office:value-type="float" office:value="0.00480485795818898" calcext:value-type="float">
            <text:p>0.00480485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0.03*[.B31]+4*10" office:value-type="float" office:value="55" calcext:value-type="float">
            <text:p>55</text:p>
          </table:table-cell>
          <table:table-cell table:formula="of:=[.$C$39]*[.B31]" office:value-type="float" office:value="2557.71680726451" calcext:value-type="float">
            <text:p>2557.7168072645</text:p>
          </table:table-cell>
          <table:table-cell table:formula="of:=[.$C$39]*[.C31]" office:value-type="float" office:value="281.348848799096" calcext:value-type="float">
            <text:p>281.3488487991</text:p>
          </table:table-cell>
          <table:table-cell/>
          <table:table-cell table:formula="of:=[.N31]/[.O31]*[.D31]" office:value-type="float" office:value="690.583537961417" calcext:value-type="float">
            <text:p>690.5835379614</text:p>
          </table:table-cell>
          <table:table-cell table:formula="of:=SQRT(   ([.D31]/[.O31]*0.5)^2  +  ([.N31]/[.O31]*[.E31])^2  +  ([.D31]*[.N31]/[.O31]/[.O31]*1)^2  )" office:value-type="float" office:value="81.3357966267478" calcext:value-type="float">
            <text:p>81.3357966267</text:p>
          </table:table-cell>
          <table:table-cell/>
          <table:table-cell table:formula="of:=[.$J$37]*[.P31]/[.$P$37]" office:value-type="float" office:value="0.0707932192926162" calcext:value-type="float">
            <text:p>0.0707932193</text:p>
          </table:table-cell>
          <table:table-cell table:formula="of:=SQRT( ([.$K$37]/[.$P$37]*[.P31])^2   +  (0.5/[.$P$37]*[.$J$37])^2 )" office:value-type="float" office:value="0.00508099331679832" calcext:value-type="float">
            <text:p>0.0050809933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0.03*[.B32]+4*10" office:value-type="float" office:value="56.5" calcext:value-type="float">
            <text:p>56.5</text:p>
          </table:table-cell>
          <table:table-cell table:formula="of:=[.$C$39]*[.B32]" office:value-type="float" office:value="2813.48848799096" calcext:value-type="float">
            <text:p>2813.488487991</text:p>
          </table:table-cell>
          <table:table-cell table:formula="of:=[.$C$39]*[.C32]" office:value-type="float" office:value="289.021999220889" calcext:value-type="float">
            <text:p>289.0219992209</text:p>
          </table:table-cell>
          <table:table-cell/>
          <table:table-cell table:formula="of:=[.N32]/[.O32]*[.D32]" office:value-type="float" office:value="1069.12562543656" calcext:value-type="float">
            <text:p>1069.1256254366</text:p>
          </table:table-cell>
          <table:table-cell table:formula="of:=SQRT(   ([.D32]/[.O32]*0.5)^2  +  ([.N32]/[.O32]*[.E32])^2  +  ([.D32]*[.N32]/[.O32]/[.O32]*1)^2  )" office:value-type="float" office:value="115.373533289266" calcext:value-type="float">
            <text:p>115.3735332893</text:p>
          </table:table-cell>
          <table:table-cell/>
          <table:table-cell table:formula="of:=[.$J$37]*[.P32]/[.$P$37]" office:value-type="float" office:value="0.106189828938924" calcext:value-type="float">
            <text:p>0.1061898289</text:p>
          </table:table-cell>
          <table:table-cell table:formula="of:=SQRT( ([.$K$37]/[.$P$37]*[.P32])^2   +  (0.5/[.$P$37]*[.$J$37])^2 )" office:value-type="float" office:value="0.00579793206160596" calcext:value-type="float">
            <text:p>0.00579793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0.03*[.B33]+4*10" office:value-type="float" office:value="58" calcext:value-type="float">
            <text:p>58</text:p>
          </table:table-cell>
          <table:table-cell table:formula="of:=[.$C$39]*[.B33]" office:value-type="float" office:value="3069.26016871741" calcext:value-type="float">
            <text:p>3069.2601687174</text:p>
          </table:table-cell>
          <table:table-cell table:formula="of:=[.$C$39]*[.C33]" office:value-type="float" office:value="296.695149642683" calcext:value-type="float">
            <text:p>296.6951496427</text:p>
          </table:table-cell>
          <table:table-cell/>
          <table:table-cell table:formula="of:=[.N33]/[.O33]*[.D33]" office:value-type="float" office:value="1350.47447423566" calcext:value-type="float">
            <text:p>1350.4744742357</text:p>
          </table:table-cell>
          <table:table-cell table:formula="of:=SQRT(   ([.D33]/[.O33]*0.5)^2  +  ([.N33]/[.O33]*[.E33])^2  +  ([.D33]*[.N33]/[.O33]/[.O33]*1)^2  )" office:value-type="float" office:value="136.798287303583" calcext:value-type="float">
            <text:p>136.7982873036</text:p>
          </table:table-cell>
          <table:table-cell/>
          <table:table-cell table:formula="of:=[.$J$37]*[.P33]/[.$P$37]" office:value-type="float" office:value="0.159284743408386" calcext:value-type="float">
            <text:p>0.1592847434</text:p>
          </table:table-cell>
          <table:table-cell table:formula="of:=SQRT( ([.$K$37]/[.$P$37]*[.P33])^2   +  (0.5/[.$P$37]*[.$J$37])^2 )" office:value-type="float" office:value="0.0071529674386725" calcext:value-type="float">
            <text:p>0.007152967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formula="of:=0.03*[.B34]+4*10" office:value-type="float" office:value="61.3" calcext:value-type="float">
            <text:p>61.3</text:p>
          </table:table-cell>
          <table:table-cell table:formula="of:=[.$C$39]*[.B34]" office:value-type="float" office:value="3631.9578663156" calcext:value-type="float">
            <text:p>3631.9578663156</text:p>
          </table:table-cell>
          <table:table-cell table:formula="of:=[.$C$39]*[.C34]" office:value-type="float" office:value="313.576080570628" calcext:value-type="float">
            <text:p>313.5760805706</text:p>
          </table:table-cell>
          <table:table-cell/>
          <table:table-cell table:formula="of:=[.N34]/[.O34]*[.D34]" office:value-type="float" office:value="1525.42230385255" calcext:value-type="float">
            <text:p>1525.4223038526</text:p>
          </table:table-cell>
          <table:table-cell table:formula="of:=SQRT(   ([.D34]/[.O34]*0.5)^2  +  ([.N34]/[.O34]*[.E34])^2  +  ([.D34]*[.N34]/[.O34]/[.O34]*1)^2  )" office:value-type="float" office:value="139.983147991072" calcext:value-type="float">
            <text:p>139.9831479911</text:p>
          </table:table-cell>
          <table:table-cell/>
          <table:table-cell table:formula="of:=[.$J$37]*[.P34]/[.$P$37]" office:value-type="float" office:value="0.256625419935734" calcext:value-type="float">
            <text:p>0.2566254199</text:p>
          </table:table-cell>
          <table:table-cell table:formula="of:=SQRT( ([.$K$37]/[.$P$37]*[.P34])^2   +  (0.5/[.$P$37]*[.$J$37])^2 )" office:value-type="float" office:value="0.0100781625929019" calcext:value-type="float">
            <text:p>0.010078162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formula="of:=0.03*[.B35]+4*10" office:value-type="float" office:value="64.9" calcext:value-type="float">
            <text:p>64.9</text:p>
          </table:table-cell>
          <table:table-cell table:formula="of:=[.$C$39]*[.B35]" office:value-type="float" office:value="4245.80990005908" calcext:value-type="float">
            <text:p>4245.8099000591</text:p>
          </table:table-cell>
          <table:table-cell table:formula="of:=[.$C$39]*[.C35]" office:value-type="float" office:value="331.991641582933" calcext:value-type="float">
            <text:p>331.9916415829</text:p>
          </table:table-cell>
          <table:table-cell/>
          <table:table-cell table:formula="of:=[.N35]/[.O35]*[.D35]" office:value-type="float" office:value="1613.40776202245" calcext:value-type="float">
            <text:p>1613.4077620225</text:p>
          </table:table-cell>
          <table:table-cell table:formula="of:=SQRT(   ([.D35]/[.O35]*0.5)^2  +  ([.N35]/[.O35]*[.E35])^2  +  ([.D35]*[.N35]/[.O35]/[.O35]*1)^2  )" office:value-type="float" office:value="136.965208009378" calcext:value-type="float">
            <text:p>136.9652080094</text:p>
          </table:table-cell>
          <table:table-cell/>
          <table:table-cell table:formula="of:=[.$J$37]*[.P35]/[.$P$37]" office:value-type="float" office:value="0.23892711511258" calcext:value-type="float">
            <text:p>0.2389271151</text:p>
          </table:table-cell>
          <table:table-cell table:formula="of:=SQRT( ([.$K$37]/[.$P$37]*[.P35])^2   +  (0.5/[.$P$37]*[.$J$37])^2 )" office:value-type="float" office:value="0.00952103087386329" calcext:value-type="float">
            <text:p>0.009521030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0.03*[.B36]+4*10" office:value-type="float" office:value="70" calcext:value-type="float">
            <text:p>70</text:p>
          </table:table-cell>
          <table:table-cell table:formula="of:=[.$C$39]*[.B36]" office:value-type="float" office:value="5115.43361452901" calcext:value-type="float">
            <text:p>5115.433614529</text:p>
          </table:table-cell>
          <table:table-cell table:formula="of:=[.$C$39]*[.C36]" office:value-type="float" office:value="358.080353017031" calcext:value-type="float">
            <text:p>358.080353017</text:p>
          </table:table-cell>
          <table:table-cell/>
          <table:table-cell table:formula="of:=[.N36]/[.O36]*[.D36]" office:value-type="float" office:value="1739.24742893986" calcext:value-type="float">
            <text:p>1739.2474289399</text:p>
          </table:table-cell>
          <table:table-cell table:formula="of:=SQRT(   ([.D36]/[.O36]*0.5)^2  +  ([.N36]/[.O36]*[.E36])^2  +  ([.D36]*[.N36]/[.O36]/[.O36]*1)^2  )" office:value-type="float" office:value="136.561959152456" calcext:value-type="float">
            <text:p>136.5619591525</text:p>
          </table:table-cell>
          <table:table-cell/>
          <table:table-cell table:formula="of:=[.$J$37]*[.P36]/[.$P$37]" office:value-type="float" office:value="0.256625419935734" calcext:value-type="float">
            <text:p>0.2566254199</text:p>
          </table:table-cell>
          <table:table-cell table:formula="of:=SQRT( ([.$K$37]/[.$P$37]*[.P36])^2   +  (0.5/[.$P$37]*[.$J$37])^2 )" office:value-type="float" office:value="0.0100781625929019" calcext:value-type="float">
            <text:p>0.010078162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0.03*[.B37]+4*10" office:value-type="float" office:value="76" calcext:value-type="float">
            <text:p>76</text:p>
          </table:table-cell>
          <table:table-cell table:formula="of:=[.$C$39]*[.B37]" office:value-type="float" office:value="6138.52033743482" calcext:value-type="float">
            <text:p>6138.5203374348</text:p>
          </table:table-cell>
          <table:table-cell table:formula="of:=[.$C$39]*[.C37]" office:value-type="float" office:value="388.772954704205" calcext:value-type="float">
            <text:p>388.7729547042</text:p>
          </table:table-cell>
          <table:table-cell/>
          <table:table-cell table:formula="of:=[.N37]/[.O37]*[.D37]" office:value-type="float" office:value="1902.94130460479" calcext:value-type="float">
            <text:p>1902.9413046048</text:p>
          </table:table-cell>
          <table:table-cell table:formula="of:=SQRT(   ([.D37]/[.O37]*0.5)^2  +  ([.N37]/[.O37]*[.E37])^2  +  ([.D37]*[.N37]/[.O37]/[.O37]*1)^2  )" office:value-type="float" office:value="140.504787347462" calcext:value-type="float">
            <text:p>140.5047873475</text:p>
          </table:table-cell>
          <table:table-cell/>
          <table:table-cell table:formula="of:=[krouzky.H33]/1000" office:value-type="float" office:value="0.274323724758888" calcext:value-type="float">
            <text:p>0.2743237248</text:p>
          </table:table-cell>
          <table:table-cell table:formula="of:=SQRT(  ([krouzky.I33]/1000)^2   +  (1/[.P37]*[.J37])^2  )" office:value-type="float" office:value="0.00967945098167302" calcext:value-type="float">
            <text:p>0.009679451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formula="of:=2*SQRT(2)/PI()*[krouzky.C17]/([krouzky.C19]+[krouzky.C20])" office:value-type="float" office:value="5.11543361452901" calcext:value-type="float">
            <text:p>5.1154336145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hodovej</text:p>
          </table:table-cell>
          <table:table-cell office:value-type="string" calcext:value-type="string">
            <text:p>500 az 900</text:p>
          </table:table-cell>
          <table:table-cell office:value-type="string" calcext:value-type="string">
            <text:p>mA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21:55:35.741059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10-31T01:53:15.121205050</dc:date>
    <dc:creator>Vladislav Wohlrath</dc:creator>
    <meta:editing-duration>PT4H1M21S</meta:editing-duration>
    <meta:editing-cycles>35</meta:editing-cycles>
    <meta:document-statistic meta:table-count="2" meta:cell-count="445" meta:object-count="0"/>
  </office:meta>
</office:document-meta>
</file>